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2F6A6203D4B6F39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89cm" svg:height="19.589cm" svg:x="1cm" svg:y="4.175cm">
          <draw:image xlink:href="Pictures/1000020100000320000003202F6A6203D4B6F39B.png" xlink:type="simple" xlink:show="embed" xlink:actuate="onLoad" loext:mime-type="image/png">
            <text:p/>
          </draw:image>
        </draw:frame>
        <draw:custom-shape draw:style-name="gr2" draw:text-style-name="P2" xml:id="id2" draw:id="id2" draw:layer="layout" svg:width="5.842cm" svg:height="2.667cm" svg:x="14.08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0.589cm" svg:y1="13.969cm" svg:x2="20.589cm" svg:y2="13.969cm" draw:start-shape="id1" draw:end-shape="id1" svg:d="M20589 13969z" svg:viewBox="0 0 1 1">
          <text:p/>
        </draw:connector>
        <draw:connector draw:style-name="gr3" draw:text-style-name="P3" draw:layer="layout" svg:x1="4.995cm" svg:y1="11.434cm" svg:x2="7.187cm" svg:y2="9.854cm" svg:d="M4995 11434h1096v-1580h1096" svg:viewBox="0 0 2193 1581">
          <text:p/>
        </draw:connector>
        <draw:connector draw:style-name="gr3" draw:text-style-name="P3" draw:layer="layout" svg:x1="9.718cm" svg:y1="9.82cm" svg:x2="11.094cm" svg:y2="8.546cm" svg:d="M9718 9820h688v-1274h688" svg:viewBox="0 0 1377 1275">
          <text:p/>
        </draw:connector>
        <draw:connector draw:style-name="gr3" draw:text-style-name="P3" draw:layer="layout" svg:x1="12.844cm" svg:y1="8.563cm" svg:x2="14.081cm" svg:y2="8.556cm" draw:end-shape="id2" svg:d="M12844 8563h368v-7h869" svg:viewBox="0 0 1238 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3T16:04:31.145748484</dc:date>
    <meta:editing-duration>PT45S</meta:editing-duration>
    <meta:editing-cycles>1</meta:editing-cycles>
    <meta:document-statistic meta:object-count="9"/>
    <meta:generator>LibreOffice/6.4.2.2$Linux_X86_64 LibreOffice_project/40$Build-2</meta:generator>
  </office:meta>
</office:document-meta>
</file>